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3">add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3:40:13.136517282</dc:date>
    <meta:editing-duration>PT1M3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4" meta:character-count="21" meta:non-whitespace-character-count="20"/>
  </office:meta>
</office:document-meta>
</file>